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500000320334E0B18850749F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11cm" fo:min-width="0.71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71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text-properties fo:font-size="20.2000007629395pt" fo:font-weight="bold" style:font-size-asian="20.2000007629395pt" style:font-weight-asian="bold" style:font-size-complex="20.2000007629395pt" style:font-weight-complex="bold"/>
    </style:style>
    <style:style style:name="P4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171616" style:font-name="Calibri1" fo:font-size="20.2000007629395pt" fo:font-weight="bold" style:font-size-asian="20.2000007629395pt" style:font-weight-asian="bold" style:font-name-complex="Calibri1" style:font-size-complex="20.2000007629395pt" style:font-weight-complex="bold"/>
    </style:style>
    <style:style style:name="T2" style:family="text">
      <style:text-properties fo:color="#171616" style:font-name="Calibri1" fo:font-size="18pt" fo:font-weight="normal" style:font-size-asian="18pt" style:font-weight-asian="normal" style:font-name-complex="Calibri1" style:font-size-complex="18pt" style:font-weight-complex="normal"/>
    </style:style>
    <style:style style:name="T3" style:family="text">
      <style:text-properties fo:color="#000000" style:font-name="Calibri1" fo:font-size="18pt" style:font-size-asian="18pt" style:font-name-complex="Calibri1" style:font-size-complex="18pt"/>
    </style:style>
    <style:style style:name="T4" style:family="text">
      <style:text-properties fo:color="#171616" style:font-name="Calibri1" fo:font-size="18pt" style:font-size-asian="18pt" style:font-name-complex="Calibri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8.211cm" svg:height="11.785cm" svg:x="11.8cm" svg:y="3.138cm">
          <draw:image xlink:href="Pictures/10000000000004D500000320334E0B18850749FC.jpg" xlink:type="simple" xlink:show="embed" xlink:actuate="onLoad">
            <text:p/>
          </draw:image>
        </draw:frame>
        <draw:frame draw:style-name="gr2" draw:text-style-name="P3" draw:layer="layout" svg:width="4.074cm" svg:height="0.831cm" svg:x="4.864cm" svg:y="5.701cm">
          <draw:text-box>
            <text:p text:style-name="P2"><text:span text:style-name="T1">AG Huber </text:span></text:p>
          </draw:text-box>
        </draw:frame>
        <draw:frame draw:style-name="gr3" draw:text-style-name="P5" draw:layer="layout" svg:width="5.116cm" svg:height="0.738cm" svg:x="4.584cm" svg:y="6.56cm">
          <draw:text-box>
            <text:p text:style-name="P4"><text:span text:style-name="T2">Wolfgan</text:span><text:span text:style-name="T2">g Huber</text:span></text:p>
          </draw:text-box>
        </draw:frame>
        <draw:frame draw:style-name="gr3" draw:text-style-name="P5" draw:layer="layout" svg:width="5.234cm" svg:height="0.738cm" svg:x="4.282cm" svg:y="8.062cm">
          <draw:text-box>
            <text:p text:style-name="P4"><text:span text:style-name="T2">Jennifer </text:span><text:span text:style-name="T2">Huellei</text:span><text:span text:style-name="T2">n</text:span></text:p>
          </draw:text-box>
        </draw:frame>
        <draw:frame draw:style-name="gr3" draw:text-style-name="P5" draw:layer="layout" svg:width="3.109cm" svg:height="0.738cm" svg:x="5.243cm" svg:y="7.254cm">
          <draw:text-box>
            <text:p text:style-name="P4"><text:span text:style-name="T2">Junyan </text:span><text:span text:style-name="T2">Lu</text:span></text:p>
          </draw:text-box>
        </draw:frame>
        <draw:frame draw:style-name="gr3" draw:text-style-name="P6" draw:layer="layout" svg:width="6.043cm" svg:height="0.738cm" svg:x="4.1cm" svg:y="12.962cm">
          <draw:text-box>
            <text:p text:style-name="P4"><text:span text:style-name="T3">Matthias </text:span><text:span text:style-name="T3">Schlesner</text:span></text:p>
          </draw:text-box>
        </draw:frame>
        <draw:frame draw:style-name="gr4" draw:text-style-name="P3" draw:layer="layout" svg:width="3.304cm" svg:height="0.831cm" svg:x="5.3cm" svg:y="9.369cm">
          <draw:text-box>
            <text:p text:style-name="P2"><text:span text:style-name="T1">AG Zenz</text:span></text:p>
          </draw:text-box>
        </draw:frame>
        <draw:frame draw:style-name="gr2" draw:text-style-name="P8" draw:layer="layout" svg:width="4.582cm" svg:height="0.738cm" svg:x="4.63cm" svg:y="10.188cm">
          <draw:text-box>
            <text:p text:style-name="P7"><text:span text:style-name="T4">Thorsten Zen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10T17:57:08.222199888</dc:date>
    <meta:editing-duration>PT9M28S</meta:editing-duration>
    <meta:editing-cycles>1</meta:editing-cycles>
    <meta:document-statistic meta:object-count="8"/>
    <meta:generator>LibreOffice/5.1.6.2$Linux_X86_64 LibreOffice_project/10m0$Build-2</meta:generator>
  </office:meta>
</office:document-meta>
</file>